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b04e" officeooo:paragraph-rsid="001738b2"/>
    </style:style>
    <style:style style:name="P2" style:family="paragraph" style:parent-style-name="Text_20_body">
      <style:text-properties officeooo:paragraph-rsid="0016b04e"/>
    </style:style>
    <style:style style:name="P3" style:family="paragraph" style:parent-style-name="Text_20_body">
      <style:text-properties officeooo:rsid="0018b44a" officeooo:paragraph-rsid="0018b44a"/>
    </style:style>
    <style:style style:name="P4" style:family="paragraph" style:parent-style-name="Text_20_body">
      <style:text-properties officeooo:rsid="0018b44a" officeooo:paragraph-rsid="001c463c"/>
    </style:style>
    <style:style style:name="P5" style:family="paragraph" style:parent-style-name="Text_20_body">
      <style:text-properties officeooo:paragraph-rsid="0018b44a"/>
    </style:style>
    <style:style style:name="P6" style:family="paragraph" style:parent-style-name="Text_20_body">
      <style:text-properties officeooo:rsid="001c8f58" officeooo:paragraph-rsid="001c8f58"/>
    </style:style>
    <style:style style:name="T1" style:family="text">
      <style:text-properties fo:font-style="italic" style:font-style-asian="italic" style:font-style-complex="italic"/>
    </style:style>
    <style:style style:name="T2" style:family="text">
      <style:text-properties fo:font-style="italic" officeooo:rsid="001bb833" style:font-style-asian="italic" style:font-style-complex="italic"/>
    </style:style>
    <style:style style:name="T3" style:family="text">
      <style:text-properties fo:font-style="italic" officeooo:rsid="001c463c" style:font-style-asian="italic" style:font-style-complex="italic"/>
    </style:style>
    <style:style style:name="T4" style:family="text">
      <style:text-properties officeooo:rsid="001bb833"/>
    </style:style>
    <style:style style:name="T5" style:family="text">
      <style:text-properties officeooo:rsid="001c463c"/>
    </style:style>
    <style:style style:name="T6" style:family="text">
      <style:text-properties officeooo:rsid="001e20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tle: Relating Justification Logic Modality and Type Theory in Curry <text:span text:style-name="T6">– </text:span>Howard fashion</text:p>
      <text:p text:style-name="P2">Abstract </text:p>
      <text:p text:style-name="P3">This thesis is a work in the intersection of <text:span text:style-name="T1">Justification Logic</text:span> and the <text:span text:style-name="T1">Curry-Howard Isomorphism</text:span>. Justification logic is an umbrella of modal logics of knowledge with explicit evidence. Justification logics have been used to tackle traditional problems in proof theory (in relation to Godel's provability), philosophy (Gettier examples, Russel's barn paradox). The Curry--Howard Isomorphism <text:span text:style-name="T1">proofs</text:span><text:span text:style-name="T2">– </text:span><text:span text:style-name="T1">as </text:span><text:span text:style-name="T2">– </text:span><text:span text:style-name="T1">programs</text:span> is an understanding of logic that places logical studies in conjunction to type theory and <text:span text:style-name="T4">– </text:span><text:s/>in current developments <text:span text:style-name="T4">– </text:span><text:s/>category theory. The point being that understanding a system as a logic, as a typed calculus and as a language of a class of categories constitutes a useful discovery that can have many applications. The application that we will be mainly concerned with is type systems for useful programming language constructions. </text:p>
      <text:p text:style-name="P3">This work is structured in three parts: The first part (CHAPTERS <text:span text:style-name="T5">1 – 4</text:span>) is a revision of my second examination paper and constitutes a bird's eye view into my research topics: <text:s/>Logic, Constructive Modality and Type Theory. <text:s/>The relevant systems are introduced syntactically together with main <text:s/>metatheoretic proof techniques which will be useful in the rest of the thesis.</text:p>
      <text:p text:style-name="P4">The second part constitutes my main contributions: I will propose <text:s/>a modal type system that extends simple type theory (or, speaking from the logical side of <text:s/><text:span text:style-name="T5">isomorphism: i</text:span>ntuitionistic propositional logic) with elements of justification logic and will argue about its computational significance. More specifically, I will show <text:s/><text:span text:style-name="T5">t</text:span>hat the obtained calculus characterizes <text:s/>certain computational phenomena <text:span text:style-name="T5">of functorial nature</text:span> that abound in modern programming language semantics. I will present full metatheoretic results obtained for this logic/ calculus using and extending techniques from the first part and will provide proofs in the Appendix. </text:p>
      <text:p text:style-name="P4"><text:span text:style-name="T5">T</text:span>he the third part exercises an implementation of the calculus as a programming language <text:span text:style-name="T5">t</text:span>o showcase the concept of <text:s/>proofs <text:span text:style-name="T6">– </text:span>as <text:span text:style-name="T6">– </text:span>programs} in practice. To achieve this ``proof of concept'' result we define our language together with its type system in the metaprogramming framework <text:span text:style-name="T3">MAKAM</text:span>, which we will discuss briefly, and we obtain a type checker for our calculus <text:span text:style-name="T5">and hence a proof procedure for the underlying logic</text:span>. </text:p>
      <text:p text:style-name="P4">Finally, we conclude this work with a small ``outro'' where <text:s/>I will show the first steps in extending the calculus towards the full propositional universe of justification logic and will provide some obtained metatheoretic results <text:span text:style-name="T5">as well as </text:span>possibilities for future work and relations of the calculus with other current developments in the theory of functional programming.</text:p>
      <text:p text:style-name="P5"/>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676a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8:15:23.372142266</meta:creation-date>
    <dc:date>2017-10-23T10:42:44.502338086</dc:date>
    <meta:editing-duration>PT20M30S</meta:editing-duration>
    <meta:editing-cycles>8</meta:editing-cycles>
    <meta:generator>LibreOffice/5.3.1.2$Linux_X86_64 LibreOffice_project/30m0$Build-2</meta:generator>
    <meta:document-statistic meta:table-count="0" meta:image-count="0" meta:object-count="0" meta:page-count="1" meta:paragraph-count="7" meta:word-count="415" meta:character-count="2762" meta:non-whitespace-character-count="2333"/>
  </office:meta>
</office:document-meta>
</file>